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4000000654632816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420e" draw:fill="solid" draw:fill-color="#ff0000" draw:textarea-horizontal-align="right" draw:textarea-vertical-align="middle" draw:auto-grow-height="false"/>
    </style:style>
    <style:style style:name="gr3" style:family="graphic" style:parent-style-name="standard">
      <style:graphic-properties svg:stroke-color="#ff420e" draw:fill="solid" draw:fill-color="#ff0000" draw:textarea-horizontal-align="left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6cm" svg:x="1cm" svg:y="2.651cm">
          <draw:image xlink:href="Pictures/1000000000000B400000065463281649.png" xlink:type="simple" xlink:show="embed" xlink:actuate="onLoad">
            <text:p/>
          </draw:image>
        </draw:frame>
        <draw:custom-shape draw:style-name="gr2" draw:text-style-name="P2" draw:layer="layout" svg:width="4.013cm" svg:height="0.635cm" svg:x="3.159cm" svg:y="2.651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82cm" svg:height="0.498cm" svg:x="1.215cm" svg:y="3.321cm">
          <text:p text:style-name="P2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82cm" svg:height="0.47cm" svg:x="1.215cm" svg:y="3.894cm">
          <text:p text:style-name="P2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82cm" svg:height="0.485cm" svg:x="1.207cm" svg:y="4.434cm">
          <text:p text:style-name="P2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156cm" svg:height="0.918cm" svg:x="7.426cm" svg:y="12.249cm">
          <text:p text:style-name="P2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629cm" svg:height="0.635cm" svg:x="17.371cm" svg:y="2.664cm">
          <text:p text:style-name="P2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08:39:16.743303554</meta:creation-date>
    <dc:date>2014-10-28T08:50:29.270987109</dc:date>
    <meta:editing-duration>PT2M19S</meta:editing-duration>
    <meta:editing-cycles>3</meta:editing-cycles>
    <meta:generator>LibreOffice/4.2.6.3$Linux_X86_64 LibreOffice_project/420m0$Build-3</meta:generator>
    <meta:document-statistic meta:object-count="7"/>
  </office:meta>
</office:document-meta>
</file>